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8000002C71A933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1.338cm" draw:z-index="0"><draw:image xlink:href="Pictures/1000000000000428000002C71A933B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Cheeseman</meta:initial-creator>
    <meta:creation-date>2013-02-18T12:04:50</meta:creation-date>
    <dc:date>2013-02-18T12:05:19</dc:date>
    <dc:creator>Luke Cheeseman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